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ate of <text:s/>return </text:h>
      <text:list xml:id="list3758001386786869327" text:style-name="L1">
        <text:list-item>
          <text:p text:style-name="P3">Ermittelt aus der Differenz der <text:s/>Kurse.</text:p>
        </text:list-item>
        <text:list-item>
          <text:p text:style-name="P2"><text:span text:style-name="T1">Falls t</text:span><text:span text:style-name="T2">n</text:span><text:span text:style-name="T1"> in der Zukunft liegt → <text:s/>erwartete Rendite</text:span></text:p>
        </text:list-item>
        <text:list-item>
          <text:p text:style-name="P3">Tatsächliche Rendite schwankt um diesen Wert.</text:p>
        </text:list-item>
        <text:list-item>
          <text:p text:style-name="P3">Varianz <text:s/>als Maß für die Schwankungen: V, S<text:span text:style-name="T3">2 </text:span>→ Risiko</text:p>
        </text:list-item>
        <text:list-item>
          <text:p text:style-name="P3">kann aus den <text:s/>aktuellen Kursen einer Aktie täglich berechnet werden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21:41:06.07</meta:creation-date>
    <dc:date>2016-06-15T19:13:22.33</dc:date>
    <meta:editing-duration>PT18M57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6" meta:word-count="49" meta:character-count="276"/>
  </office:meta>
</office:document-meta>
</file>